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7428" calcext:value-type="float">
            <text:p>47428</text:p>
          </table:table-cell>
          <table:table-cell office:value-type="float" office:value="1003" calcext:value-type="float">
            <text:p>1003</text:p>
          </table:table-cell>
          <table:table-cell office:value-type="float" office:value="4987797369" calcext:value-type="float">
            <text:p>4987797369</text:p>
          </table:table-cell>
          <table:table-cell office:value-type="float" office:value="8137330631" calcext:value-type="float">
            <text:p>8137330631</text:p>
          </table:table-cell>
          <table:table-cell office:value-type="float" office:value="99798" calcext:value-type="float">
            <text:p>99798</text:p>
          </table:table-cell>
          <table:table-cell office:value-type="float" office:value="91408784" calcext:value-type="float">
            <text:p>91408784</text:p>
          </table:table-cell>
          <table:table-cell office:value-type="float" office:value="93059053" calcext:value-type="float">
            <text:p>93059053</text:p>
          </table:table-cell>
          <table:table-cell office:value-type="float" office:value="84483104" calcext:value-type="float">
            <text:p>8448310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2953" calcext:value-type="float">
            <text:p>0.612953</text:p>
          </table:table-cell>
          <table:table-cell office:value-type="float" office:value="99798" calcext:value-type="float">
            <text:p>99798</text:p>
          </table:table-cell>
          <table:table-cell office:value-type="float" office:value="5.832664" calcext:value-type="float">
            <text:p>5.832664</text:p>
          </table:table-cell>
          <table:table-cell office:value-type="float" office:value="5.937966" calcext:value-type="float">
            <text:p>5.937966</text:p>
          </table:table-cell>
          <table:table-cell office:value-type="float" office:value="5.390747" calcext:value-type="float">
            <text:p>5.390747</text:p>
          </table:table-cell>
          <table:table-cell office:value-type="float" office:value="0.98" calcext:value-type="float">
            <text:p>0.9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7428" calcext:value-type="float">
            <text:p>47428</text:p>
          </table:table-cell>
          <table:table-cell office:value-type="float" office:value="2006" calcext:value-type="float">
            <text:p>2006</text:p>
          </table:table-cell>
          <table:table-cell office:value-type="float" office:value="6234660562" calcext:value-type="float">
            <text:p>6234660562</text:p>
          </table:table-cell>
          <table:table-cell office:value-type="float" office:value="9472566405" calcext:value-type="float">
            <text:p>9472566405</text:p>
          </table:table-cell>
          <table:table-cell office:value-type="float" office:value="124569" calcext:value-type="float">
            <text:p>124569</text:p>
          </table:table-cell>
          <table:table-cell office:value-type="float" office:value="164123751" calcext:value-type="float">
            <text:p>164123751</text:p>
          </table:table-cell>
          <table:table-cell office:value-type="float" office:value="164136250" calcext:value-type="float">
            <text:p>164136250</text:p>
          </table:table-cell>
          <table:table-cell office:value-type="float" office:value="160620875" calcext:value-type="float">
            <text:p>16062087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58181" calcext:value-type="float">
            <text:p>0.658181</text:p>
          </table:table-cell>
          <table:table-cell office:value-type="float" office:value="124569" calcext:value-type="float">
            <text:p>124569</text:p>
          </table:table-cell>
          <table:table-cell office:value-type="float" office:value="10.472502" calcext:value-type="float">
            <text:p>10.472502</text:p>
          </table:table-cell>
          <table:table-cell office:value-type="float" office:value="10.473301" calcext:value-type="float">
            <text:p>10.473301</text:p>
          </table:table-cell>
          <table:table-cell office:value-type="float" office:value="10.248989" calcext:value-type="float">
            <text:p>10.24898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428" calcext:value-type="float">
            <text:p>47428</text:p>
          </table:table-cell>
          <table:table-cell office:value-type="float" office:value="3009" calcext:value-type="float">
            <text:p>3009</text:p>
          </table:table-cell>
          <table:table-cell office:value-type="float" office:value="6270385193" calcext:value-type="float">
            <text:p>6270385193</text:p>
          </table:table-cell>
          <table:table-cell office:value-type="float" office:value="9618877378" calcext:value-type="float">
            <text:p>9618877378</text:p>
          </table:table-cell>
          <table:table-cell office:value-type="float" office:value="106421" calcext:value-type="float">
            <text:p>106421</text:p>
          </table:table-cell>
          <table:table-cell office:value-type="float" office:value="159786742" calcext:value-type="float">
            <text:p>159786742</text:p>
          </table:table-cell>
          <table:table-cell office:value-type="float" office:value="159805261" calcext:value-type="float">
            <text:p>159805261</text:p>
          </table:table-cell>
          <table:table-cell office:value-type="float" office:value="156309788" calcext:value-type="float">
            <text:p>15630978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51883" calcext:value-type="float">
            <text:p>0.651883</text:p>
          </table:table-cell>
          <table:table-cell office:value-type="float" office:value="106421" calcext:value-type="float">
            <text:p>106421</text:p>
          </table:table-cell>
          <table:table-cell office:value-type="float" office:value="10.195764" calcext:value-type="float">
            <text:p>10.195764</text:p>
          </table:table-cell>
          <table:table-cell office:value-type="float" office:value="10.196946" calcext:value-type="float">
            <text:p>10.196946</text:p>
          </table:table-cell>
          <table:table-cell office:value-type="float" office:value="9.973905" calcext:value-type="float">
            <text:p>9.97390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428" calcext:value-type="float">
            <text:p>47428</text:p>
          </table:table-cell>
          <table:table-cell office:value-type="float" office:value="4012" calcext:value-type="float">
            <text:p>4012</text:p>
          </table:table-cell>
          <table:table-cell office:value-type="float" office:value="6308783582" calcext:value-type="float">
            <text:p>6308783582</text:p>
          </table:table-cell>
          <table:table-cell office:value-type="float" office:value="9469695215" calcext:value-type="float">
            <text:p>9469695215</text:p>
          </table:table-cell>
          <table:table-cell office:value-type="float" office:value="120962" calcext:value-type="float">
            <text:p>120962</text:p>
          </table:table-cell>
          <table:table-cell office:value-type="float" office:value="170236397" calcext:value-type="float">
            <text:p>170236397</text:p>
          </table:table-cell>
          <table:table-cell office:value-type="float" office:value="170247658" calcext:value-type="float">
            <text:p>170247658</text:p>
          </table:table-cell>
          <table:table-cell office:value-type="float" office:value="166575847" calcext:value-type="float">
            <text:p>1665758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66208" calcext:value-type="float">
            <text:p>0.666208</text:p>
          </table:table-cell>
          <table:table-cell office:value-type="float" office:value="120962" calcext:value-type="float">
            <text:p>120962</text:p>
          </table:table-cell>
          <table:table-cell office:value-type="float" office:value="10.862542" calcext:value-type="float">
            <text:p>10.862542</text:p>
          </table:table-cell>
          <table:table-cell office:value-type="float" office:value="10.86326" calcext:value-type="float">
            <text:p>10.86326</text:p>
          </table:table-cell>
          <table:table-cell office:value-type="float" office:value="10.628967" calcext:value-type="float">
            <text:p>10.62896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428" calcext:value-type="float">
            <text:p>47428</text:p>
          </table:table-cell>
          <table:table-cell office:value-type="float" office:value="5015" calcext:value-type="float">
            <text:p>5015</text:p>
          </table:table-cell>
          <table:table-cell office:value-type="float" office:value="6475034525" calcext:value-type="float">
            <text:p>6475034525</text:p>
          </table:table-cell>
          <table:table-cell office:value-type="float" office:value="9435479303" calcext:value-type="float">
            <text:p>9435479303</text:p>
          </table:table-cell>
          <table:table-cell office:value-type="float" office:value="131131" calcext:value-type="float">
            <text:p>131131</text:p>
          </table:table-cell>
          <table:table-cell office:value-type="float" office:value="180928817" calcext:value-type="float">
            <text:p>180928817</text:p>
          </table:table-cell>
          <table:table-cell office:value-type="float" office:value="180949983" calcext:value-type="float">
            <text:p>180949983</text:p>
          </table:table-cell>
          <table:table-cell office:value-type="float" office:value="177059986" calcext:value-type="float">
            <text:p>1770599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86243" calcext:value-type="float">
            <text:p>0.686243</text:p>
          </table:table-cell>
          <table:table-cell office:value-type="float" office:value="131131" calcext:value-type="float">
            <text:p>131131</text:p>
          </table:table-cell>
          <table:table-cell office:value-type="float" office:value="11.544809" calcext:value-type="float">
            <text:p>11.544809</text:p>
          </table:table-cell>
          <table:table-cell office:value-type="float" office:value="11.546161" calcext:value-type="float">
            <text:p>11.546161</text:p>
          </table:table-cell>
          <table:table-cell office:value-type="float" office:value="11.297945" calcext:value-type="float">
            <text:p>11.29794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428" calcext:value-type="float">
            <text:p>47428</text:p>
          </table:table-cell>
          <table:table-cell office:value-type="float" office:value="6018" calcext:value-type="float">
            <text:p>6018</text:p>
          </table:table-cell>
          <table:table-cell office:value-type="float" office:value="6243375348" calcext:value-type="float">
            <text:p>6243375348</text:p>
          </table:table-cell>
          <table:table-cell office:value-type="float" office:value="9515572769" calcext:value-type="float">
            <text:p>9515572769</text:p>
          </table:table-cell>
          <table:table-cell office:value-type="float" office:value="106382" calcext:value-type="float">
            <text:p>106382</text:p>
          </table:table-cell>
          <table:table-cell office:value-type="float" office:value="163588063" calcext:value-type="float">
            <text:p>163588063</text:p>
          </table:table-cell>
          <table:table-cell office:value-type="float" office:value="163601875" calcext:value-type="float">
            <text:p>163601875</text:p>
          </table:table-cell>
          <table:table-cell office:value-type="float" office:value="160041093" calcext:value-type="float">
            <text:p>16004109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56122" calcext:value-type="float">
            <text:p>0.656122</text:p>
          </table:table-cell>
          <table:table-cell office:value-type="float" office:value="106382" calcext:value-type="float">
            <text:p>106382</text:p>
          </table:table-cell>
          <table:table-cell office:value-type="float" office:value="10.438321" calcext:value-type="float">
            <text:p>10.438321</text:p>
          </table:table-cell>
          <table:table-cell office:value-type="float" office:value="10.439202" calcext:value-type="float">
            <text:p>10.439202</text:p>
          </table:table-cell>
          <table:table-cell office:value-type="float" office:value="10.211993" calcext:value-type="float">
            <text:p>10.21199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428" calcext:value-type="float">
            <text:p>47428</text:p>
          </table:table-cell>
          <table:table-cell office:value-type="float" office:value="7021" calcext:value-type="float">
            <text:p>7021</text:p>
          </table:table-cell>
          <table:table-cell office:value-type="float" office:value="6334764810" calcext:value-type="float">
            <text:p>6334764810</text:p>
          </table:table-cell>
          <table:table-cell office:value-type="float" office:value="9661981631" calcext:value-type="float">
            <text:p>9661981631</text:p>
          </table:table-cell>
          <table:table-cell office:value-type="float" office:value="114957" calcext:value-type="float">
            <text:p>114957</text:p>
          </table:table-cell>
          <table:table-cell office:value-type="float" office:value="163908534" calcext:value-type="float">
            <text:p>163908534</text:p>
          </table:table-cell>
          <table:table-cell office:value-type="float" office:value="163925959" calcext:value-type="float">
            <text:p>163925959</text:p>
          </table:table-cell>
          <table:table-cell office:value-type="float" office:value="160400473" calcext:value-type="float">
            <text:p>16040047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55638" calcext:value-type="float">
            <text:p>0.655638</text:p>
          </table:table-cell>
          <table:table-cell office:value-type="float" office:value="114957" calcext:value-type="float">
            <text:p>114957</text:p>
          </table:table-cell>
          <table:table-cell office:value-type="float" office:value="10.45877" calcext:value-type="float">
            <text:p>10.45877</text:p>
          </table:table-cell>
          <table:table-cell office:value-type="float" office:value="10.459881" calcext:value-type="float">
            <text:p>10.459881</text:p>
          </table:table-cell>
          <table:table-cell office:value-type="float" office:value="10.234926" calcext:value-type="float">
            <text:p>10.23492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428" calcext:value-type="float">
            <text:p>47428</text:p>
          </table:table-cell>
          <table:table-cell office:value-type="float" office:value="8024" calcext:value-type="float">
            <text:p>8024</text:p>
          </table:table-cell>
          <table:table-cell office:value-type="float" office:value="6300286763" calcext:value-type="float">
            <text:p>6300286763</text:p>
          </table:table-cell>
          <table:table-cell office:value-type="float" office:value="9484876461" calcext:value-type="float">
            <text:p>9484876461</text:p>
          </table:table-cell>
          <table:table-cell office:value-type="float" office:value="126400" calcext:value-type="float">
            <text:p>126400</text:p>
          </table:table-cell>
          <table:table-cell office:value-type="float" office:value="165487232" calcext:value-type="float">
            <text:p>165487232</text:p>
          </table:table-cell>
          <table:table-cell office:value-type="float" office:value="165498403" calcext:value-type="float">
            <text:p>165498403</text:p>
          </table:table-cell>
          <table:table-cell office:value-type="float" office:value="161961584" calcext:value-type="float">
            <text:p>16196158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64246" calcext:value-type="float">
            <text:p>0.664246</text:p>
          </table:table-cell>
          <table:table-cell office:value-type="float" office:value="126400" calcext:value-type="float">
            <text:p>126400</text:p>
          </table:table-cell>
          <table:table-cell office:value-type="float" office:value="10.559505" calcext:value-type="float">
            <text:p>10.559505</text:p>
          </table:table-cell>
          <table:table-cell office:value-type="float" office:value="10.560217" calcext:value-type="float">
            <text:p>10.560217</text:p>
          </table:table-cell>
          <table:table-cell office:value-type="float" office:value="10.334538" calcext:value-type="float">
            <text:p>10.33453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428" calcext:value-type="float">
            <text:p>47428</text:p>
          </table:table-cell>
          <table:table-cell office:value-type="float" office:value="8579" calcext:value-type="float">
            <text:p>8579</text:p>
          </table:table-cell>
          <table:table-cell office:value-type="float" office:value="3156863181" calcext:value-type="float">
            <text:p>3156863181</text:p>
          </table:table-cell>
          <table:table-cell office:value-type="float" office:value="2730659036" calcext:value-type="float">
            <text:p>2730659036</text:p>
          </table:table-cell>
          <table:table-cell office:value-type="float" office:value="360273" calcext:value-type="float">
            <text:p>360273</text:p>
          </table:table-cell>
          <table:table-cell office:value-type="float" office:value="21547206" calcext:value-type="float">
            <text:p>21547206</text:p>
          </table:table-cell>
          <table:table-cell office:value-type="float" office:value="21556091" calcext:value-type="float">
            <text:p>21556091</text:p>
          </table:table-cell>
          <table:table-cell office:value-type="float" office:value="21485765" calcext:value-type="float">
            <text:p>21485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56081" calcext:value-type="float">
            <text:p>1.156081</text:p>
          </table:table-cell>
          <table:table-cell office:value-type="float" office:value="360273" calcext:value-type="float">
            <text:p>360273</text:p>
          </table:table-cell>
          <table:table-cell office:value-type="float" office:value="2.484723" calcext:value-type="float">
            <text:p>2.484723</text:p>
          </table:table-cell>
          <table:table-cell office:value-type="float" office:value="2.485748" calcext:value-type="float">
            <text:p>2.485748</text:p>
          </table:table-cell>
          <table:table-cell office:value-type="float" office:value="2.477638" calcext:value-type="float">
            <text:p>2.477638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01:30:17.068087850</meta:creation-date>
    <dc:date>2015-10-15T01:31:06.505664062</dc:date>
    <meta:editing-duration>P0D</meta:editing-duration>
    <meta:editing-cycles>1</meta:editing-cycles>
    <meta:document-statistic meta:table-count="1" meta:cell-count="200" meta:object-count="0"/>
    <meta:generator>LibreOffice/4.2.8.2$Linux_X86_64 LibreOffice_project/420m0$Build-2</meta:generator>
  </office:meta>
</office:document-meta>
</file>